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3685B422DF2E42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88cm, 2.19cm, 9.555cm, 5.15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3.553cm" svg:x="0.792cm" svg:y="2.292cm">
          <draw:image xlink:href="Pictures/10000000000005E8000007E073685B422DF2E42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5:34.697694092</dc:date>
    <meta:editing-duration>PT3M34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